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5pt" fo:font-weight="bold" officeooo:rsid="001601f5" officeooo:paragraph-rsid="001601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4c2d7" officeooo:paragraph-rsid="0014c2d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4c2d7" officeooo:paragraph-rsid="0014c2d7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14c2d7" officeooo:paragraph-rsid="0014c2d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c2d7" officeooo:paragraph-rsid="0014c2d7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1601f5" officeooo:paragraph-rsid="001601f5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82a5e" officeooo:paragraph-rsid="00182a5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5pt" fo:font-weight="bold" officeooo:rsid="001601f5" officeooo:paragraph-rsid="001601f5" style:font-size-asian="15pt" style:font-weight-asian="bold" style:font-size-complex="15pt" style:font-weight-complex="bold"/>
    </style:style>
    <style:style style:name="P9" style:family="paragraph" style:parent-style-name="Text_20_body" style:list-style-name="L3">
      <style:paragraph-properties fo:text-align="start" style:justify-single-word="false"/>
      <style:text-properties fo:font-size="12pt" fo:font-weight="normal" officeooo:rsid="00172805" officeooo:paragraph-rsid="00172805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2a5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k Account</text:p>
      <text:p text:style-name="P3"/>
      <text:list xml:id="list2554328709" text:style-name="L2">
        <text:list-item>
          <text:p text:style-name="P4"><text:span text:style-name="T2">Id</text:span>: String </text:p>
          <text:list>
            <text:list-item>
              <text:p text:style-name="P4">must be not null and number </text:p>
            </text:list-item>
          </text:list>
        </text:list-item>
        <text:list-item>
          <text:p text:style-name="P4"><text:span text:style-name="T2">FirstName</text:span>: String </text:p>
          <text:list>
            <text:list-item>
              <text:p text:style-name="P4"><text:s/>contains only letters </text:p>
            </text:list-item>
          </text:list>
        </text:list-item>
        <text:list-item>
          <text:p text:style-name="P4"><text:span text:style-name="T2">LastName</text:span>: String <text:s/></text:p>
          <text:list>
            <text:list-item>
              <text:p text:style-name="P4">contains only letters</text:p>
            </text:list-item>
          </text:list>
        </text:list-item>
        <text:list-item>
          <text:p text:style-name="P4"><text:span text:style-name="T2">Age</text:span>: int</text:p>
          <text:list>
            <text:list-item>
              <text:p text:style-name="P4"><text:s/>must be an adult 18 years or older</text:p>
            </text:list-item>
          </text:list>
        </text:list-item>
        <text:list-item>
          <text:p text:style-name="P4"><text:span text:style-name="T2">Balance</text:span>: double</text:p>
          <text:list>
            <text:list-item>
              <text:p text:style-name="P4"><text:s/>not null and positive</text:p>
            </text:list-item>
          </text:list>
        </text:list-item>
        <text:list-item>
          <text:p text:style-name="P4"><text:span text:style-name="T2">Email</text:span>: String</text:p>
          <text:list>
            <text:list-item>
              <text:p text:style-name="P4"><text:s/>should be a valid email.</text:p>
            </text:list-item>
          </text:list>
        </text:list-item>
        <text:list-item>
          <text:p text:style-name="P4"><text:span text:style-name="T2">NationalId</text:span>: String</text:p>
          <text:list>
            <text:list-item>
              <text:p text:style-name="P6">number</text:p>
            </text:list-item>
            <text:list-item>
              <text:p text:style-name="P6">must be 10 numbers</text:p>
            </text:list-item>
          </text:list>
        </text:list-item>
        <text:list-item>
          <text:p text:style-name="P6"><text:span text:style-name="T2">CritdtCards</text:span>: int</text:p>
          <text:list>
            <text:list-item>
              <text:p text:style-name="P6">positive</text:p>
            </text:list-item>
            <text:list-item>
              <text:p text:style-name="P6">not Null</text:p>
            </text:list-item>
          </text:list>
        </text:list-item>
        <text:list-item>
          <text:p text:style-name="P7"><text:span text:style-name="T2">NationalAddress</text:span>: String</text:p>
          <text:list>
            <text:list-item>
              <text:p text:style-name="P7">Not null</text:p>
            </text:list-item>
          </text:list>
        </text:list-item>
      </text:list>
      <text:p text:style-name="P5"><text:tab/></text:p>
      <text:h text:style-name="P1" text:outline-level="1"><text:bookmark text:name="firstHeading"/>Credit card</text:h>
      <text:p text:style-name="P8"/>
      <text:list xml:id="list1302249093" text:style-name="L3">
        <text:list-item>
          <text:p text:style-name="P9"><text:span text:style-name="T2">Name</text:span>: String</text:p>
          <text:list>
            <text:list-item>
              <text:p text:style-name="P9">Not Null</text:p>
            </text:list-item>
            <text:list-item>
              <text:p text:style-name="P9">Should be the same as first name and last name in account</text:p>
            </text:list-item>
          </text:list>
        </text:list-item>
        <text:list-item>
          <text:p text:style-name="P9"><text:span text:style-name="T2">CardNumber</text:span>: String</text:p>
          <text:list>
            <text:list-item>
              <text:p text:style-name="P9">Not null</text:p>
            </text:list-item>
            <text:list-item>
              <text:p text:style-name="P9">only numbers </text:p>
            </text:list-item>
            <text:list-item>
              <text:p text:style-name="P9">should be 16 digits</text:p>
            </text:list-item>
          </text:list>
        </text:list-item>
        <text:list-item>
          <text:p text:style-name="P9"><text:span text:style-name="T2">ExpirationDate</text:span>: Date</text:p>
          <text:list>
            <text:list-item>
              <text:p text:style-name="P9">Not null</text:p>
            </text:list-item>
            <text:list-item>
              <text:p text:style-name="P9">should be in the future</text:p>
            </text:list-item>
          </text:list>
        </text:list-item>
        <text:list-item>
          <text:p text:style-name="P9"><text:span text:style-name="T2">Type</text:span>: String</text:p>
          <text:list>
            <text:list-item>
              <text:p text:style-name="P9">Not null</text:p>
            </text:list-item>
            <text:list-item>
              <text:p text:style-name="P9">should be visa, mastercard,<text:span text:style-name="T3">a</text:span>mericanExpress or mada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2T16:49:38.800000000</meta:creation-date>
    <dc:date>2023-11-22T18:39:30.329000000</dc:date>
    <meta:editing-duration>PT9M28S</meta:editing-duration>
    <meta:editing-cycles>1</meta:editing-cycles>
    <meta:document-statistic meta:table-count="0" meta:image-count="0" meta:object-count="0" meta:page-count="1" meta:paragraph-count="36" meta:word-count="139" meta:character-count="655" meta:non-whitespace-character-count="572"/>
    <meta:generator>LibreOffice/7.3.0.3$Windows_X86_64 LibreOffice_project/0f246aa12d0eee4a0f7adcefbf7c878fc2238db3</meta:generator>
  </office:meta>
</office:document-meta>
</file>